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3" svg:font-family="Calibri" style:font-pitch="variable"/>
    <style:font-face style:name="Chilanka" svg:font-family="Chilanka" style:font-pitch="variable"/>
    <style:font-face style:name="DejaVu Sans1" svg:font-family="'DejaVu Sans'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11111" style:font-name="Courier New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11111" style:font-name="Courier New" fo:font-size="11pt" fo:letter-spacing="normal" style:font-size-asian="11pt" style:font-size-complex="11pt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color="#111111" style:font-name="Courier New" fo:font-size="11pt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3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style:font-name="Courier New" officeooo:paragraph-rsid="001bb97e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111111" style:font-name="Courier New" fo:font-size="11pt" style:font-size-asian="11pt" style:font-size-complex="11pt"/>
    </style:style>
    <style:style style:name="P9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fo:background-color="#ffffff" style:font-size-asian="11pt" style:font-weight-asian="bold" style:font-size-complex="11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bb97e" officeooo:paragraph-rsid="001bb97e" style:font-name-asian="Times New Roman" style:font-size-asian="14pt" style:language-asian="pt" style:country-asian="BR" style:font-style-asian="italic" style:font-weight-asian="bold" style:font-name-complex="Courier New3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100%"/>
    </style:style>
    <style:style style:name="P14" style:family="paragraph">
      <loext:graphic-properties draw:fill="none" draw:fill-color="#ffffff"/>
      <style:paragraph-properties fo:line-height="160%" style:writing-mode="lr-tb"/>
      <style:text-properties fo:color="#111111" style:font-name="Chilanka" fo:font-size="11pt" style:font-size-asian="11pt" style:font-name-complex="Chilanka"/>
    </style:style>
    <style:style style:name="P15" style:family="paragraph">
      <style:paragraph-properties style:writing-mode="lr-tb"/>
      <style:text-properties style:font-name="Chilanka1" fo:font-size="24pt"/>
    </style:style>
    <style:style style:name="P16" style:family="paragraph">
      <loext:graphic-properties draw:fill="solid" draw:fill-color="#000000"/>
      <style:paragraph-properties style:writing-mode="lr-tb"/>
      <style:text-properties style:font-name="Chilanka1" fo:font-size="2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b97e" style:text-blinking="false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b97e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b97e" style:text-blinking="false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style="normal" fo:font-weight="bold"/>
    </style:style>
    <style:style style:name="T11" style:family="text">
      <style:text-properties fo:font-variant="normal" fo:text-transform="none" fo:color="#111111" fo:font-size="11pt" fo:letter-spacing="normal" fo:font-style="normal" fo:font-weight="bold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fo:color="#111111" fo:font-size="11pt" fo:letter-spacing="normal" fo:font-style="normal" fo:font-weight="normal" style:font-size-asian="11pt" style:font-style-asian="normal" style:font-weight-asian="normal" style:font-size-complex="11pt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normal"/>
    </style:style>
    <style:style style:name="T15" style:family="text">
      <style:text-properties fo:color="#111111" style:font-name="Chilanka" fo:font-size="11pt" style:font-size-asian="11pt" style:font-name-complex="Chilanka"/>
    </style:style>
    <style:style style:name="T16" style:family="text">
      <style:text-properties fo:color="#111111" style:font-name="Courier New" fo:font-size="11pt" style:font-size-asian="11pt" style:font-name-complex="Chilanka"/>
    </style:style>
    <style:style style:name="T17" style:family="text">
      <style:text-properties fo:color="#111111" style:font-name="Courier New" fo:font-size="11pt" fo:font-weight="bold" style:font-size-asian="11pt" style:font-weight-asian="bold" style:font-name-complex="Chilanka" style:font-weight-complex="bold"/>
    </style:style>
    <style:style style:name="T18" style:family="text">
      <style:text-properties style:font-name="Chilanka1" fo:font-size="24pt"/>
    </style: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239cm" fo:min-width="6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6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53cm" fo:min-width="0.73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paragraph" draw:z-index="0" draw:name="Figura1" draw:style-name="gr5" draw:text-style-name="P17" svg:width="1.514cm" svg:height="1.419cm" svg:x="17.761cm" svg:y="-0.30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És meu Deus<draw:custom-shape text:anchor-type="char" draw:z-index="1" draw:style-name="gr4" draw:text-style-name="P16" svg:width="0.761cm" svg:height="0.777cm" svg:x="18.156cm" svg:y="0.005cm"><text:p text:style-name="P15"><text:span text:style-name="T18">5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/>
      <text:p text:style-name="P9"/>
      <text:p text:style-name="P1"><text:bookmark text:name="cifra_tom"/><text:span text:style-name="T8">Tom: </text:span><text:span text:style-name="Internet_20_link"><text:span text:style-name="T3">F</text:span></text:span></text:p>
      <text:p text:style-name="P2"><draw:frame text:anchor-type="paragraph" draw:z-index="2" draw:name="Forma1" draw:style-name="gr3" draw:text-style-name="P14" svg:width="8.229cm" svg:height="26.704cm" svg:x="11.008cm" svg:y="0.97cm"><draw:text-box><text:p text:style-name="P13"><text:span text:style-name="T15"><text:s text:c="7"/></text:span><text:span text:style-name="T16"><text:s/></text:span><text:span text:style-name="T17">F</text:span><text:span text:style-name="T16"> <text:s text:c="4"/></text:span><text:span text:style-name="T16"><text:tab/></text:span><text:span text:style-name="T16"><text:tab/></text:span><text:span text:style-name="T16"> <text:s text:c="5"/></text:span><text:span text:style-name="T17">C9</text:span></text:p><text:p text:style-name="P13"><text:span text:style-name="T16">És meu Deus e em Ti confio</text:span></text:p><text:p text:style-name="P13"><text:span text:style-name="T16"><text:s text:c="8"/></text:span><text:span text:style-name="T17">Dm</text:span><text:span text:style-name="T16"> <text:s text:c="7"/></text:span><text:span text:style-name="T16"><text:tab/></text:span><text:span text:style-name="T16"> <text:s text:c="2"/></text:span><text:span text:style-name="T17">Bb9</text:span></text:p><text:p text:style-name="P13"><text:span text:style-name="T16">És meu Deus e em Ti confio</text:span></text:p><text:p text:style-name="P13"><text:span text:style-name="T16"/></text:p><text:p text:style-name="P13"><text:span text:style-name="T16"><text:s text:c="8"/></text:span><text:span text:style-name="T17">F</text:span><text:span text:style-name="T16"> <text:s text:c="12"/></text:span><text:span text:style-name="T17">C9</text:span></text:p><text:p text:style-name="P13"><text:span text:style-name="T16">És meu Deus e em Ti confio</text:span></text:p><text:p text:style-name="P13"><text:span text:style-name="T16"><text:s text:c="8"/></text:span><text:span text:style-name="T17">Dm</text:span><text:span text:style-name="T16"> <text:s text:c="5"/></text:span><text:span text:style-name="T16"><text:tab/></text:span><text:span text:style-name="T16"> <text:s text:c="4"/></text:span><text:span text:style-name="T17">Bb9</text:span></text:p><text:p text:style-name="P13"><text:span text:style-name="T16">És meu Deus e em Ti confio</text:span></text:p><text:p text:style-name="P13"><text:span text:style-name="T16"/></text:p><text:p text:style-name="P13"><text:span text:style-name="T16"><text:s/></text:span></text:p><text:p text:style-name="P13"><text:span text:style-name="T16"><text:s text:c="7"/></text:span><text:span text:style-name="T17">Dm</text:span></text:p><text:p text:style-name="P13"><text:span text:style-name="T16">E no deserto minha provisão Tu serás</text:span></text:p><text:p text:style-name="P13"><text:span text:style-name="T16"><text:s text:c="4"/></text:span><text:span text:style-name="T17">Bb9</text:span></text:p><text:p text:style-name="P13"><text:span text:style-name="T16">Me leve em Teus braços se eu me cansar</text:span></text:p><text:p text:style-name="P13"><text:span text:style-name="T16"/></text:p><text:p text:style-name="P13"><text:span text:style-name="T16"/></text:p><text:p text:style-name="P13"><text:span text:style-name="T16"><text:s text:c="8"/></text:span><text:span text:style-name="T17">F</text:span><text:span text:style-name="T16"> <text:s text:c="14"/></text:span><text:span text:style-name="T17">C</text:span></text:p><text:p text:style-name="P13"><text:span text:style-name="T16">És meu Deus e em Ti confio</text:span></text:p><text:p text:style-name="P13"><text:span text:style-name="T16"><text:s text:c="8"/></text:span><text:span text:style-name="T17">Dm</text:span><text:span text:style-name="T16"> <text:s text:c="13"/></text:span><text:span text:style-name="T17">Bb9</text:span></text:p><text:p text:style-name="P13"><text:span text:style-name="T16">És meu Deus e em Ti confio</text:span></text:p><text:p text:style-name="P13"><text:span text:style-name="T16"><text:s text:c="8"/></text:span><text:span text:style-name="T17">F</text:span><text:span text:style-name="T16"> <text:s text:c="14"/></text:span><text:span text:style-name="T17">C</text:span></text:p><text:p text:style-name="P13"><text:span text:style-name="T16">És meu Deus e em Ti confio</text:span></text:p><text:p text:style-name="P13"><text:span text:style-name="T16"><text:s text:c="8"/></text:span><text:span text:style-name="T17">Dm</text:span><text:span text:style-name="T16"> <text:s text:c="13"/></text:span><text:span text:style-name="T17">Bb9</text:span></text:p><text:p text:style-name="P13"><text:span text:style-name="T16">És meu Deus e em Ti confio</text:span></text:p></draw:text-box></draw:frame><text:bookmark text:name="cifra_capo"/><text:bookmark text:name="cifra_afi"/></text:p>
      <text:p text:style-name="P7"><text:span text:style-name="T5">Intro</text:span><text:span text:style-name="T4">: <text:s/></text:span><text:span text:style-name="T11">F</text:span><text:span text:style-name="T12"> <text:s/></text:span><text:span text:style-name="T11">C9</text:span><text:span text:style-name="T12"> <text:s/></text:span><text:span text:style-name="T11">Dm</text:span><text:span text:style-name="T12"> <text:s/></text:span><text:span text:style-name="T11">Bb9</text:span></text:p>
      <text:p text:style-name="P3"><draw:custom-shape text:anchor-type="paragraph" draw:z-index="3" draw:name="Forma2" draw:style-name="gr2" draw:text-style-name="P12" svg:width="6.94cm" svg:height="4.239cm" svg:x="10.823cm" svg:y="0.092cm"><text:p/><draw:enhanced-geometry svg:viewBox="0 0 21600 21600" draw:type="rectangle" draw:enhanced-path="M 0 0 L 21600 0 21600 21600 0 21600 0 0 Z N"/></draw:custom-shape></text:p>
      <text:p text:style-name="P5"><text:span text:style-name="T9"><text:s/></text:span><text:span text:style-name="T10">F</text:span></text:p>
      <text:p text:style-name="P3">Do céu, Tu olhas para mim</text:p>
      <text:p text:style-name="P4"><text:s/><text:span text:style-name="T13">C9</text:span></text:p>
      <text:p text:style-name="P3">Do céu, me enxergas bem</text:p>
      <text:p text:style-name="P4"><text:s text:c="3"/><text:span text:style-name="T13">Dm</text:span></text:p>
      <text:p text:style-name="P3">E não há um profundo lugar</text:p>
      <text:p text:style-name="P4"><text:s text:c="6"/><text:span text:style-name="T13">Bb9</text:span></text:p>
      <text:p text:style-name="P3">Onde Tu não me encontras com esse olhar</text:p>
      <text:p text:style-name="P5"/>
      <text:p text:style-name="P5"><draw:line text:anchor-type="paragraph" draw:z-index="4" draw:name="Forma4" draw:style-name="gr1" draw:text-style-name="P11" svg:x1="11.008cm" svg:y1="0.254cm" svg:x2="6.528cm" svg:y2="1.312cm"><text:p/></draw:line></text:p>
      <text:p text:style-name="P5"/>
      <text:p text:style-name="P5"><text:span text:style-name="T9"><text:s/></text:span><text:span text:style-name="T10">F</text:span></text:p>
      <text:p text:style-name="P3">Do céu, me proteges do mal</text:p>
      <text:p text:style-name="P4"><text:s/><text:span text:style-name="T13">C9</text:span></text:p>
      <text:p text:style-name="P3">Do céu, me ouves também</text:p>
      <text:p text:style-name="P4"><text:s text:c="3"/><text:span text:style-name="T13">Dm</text:span></text:p>
      <text:p text:style-name="P3">E se eu chamo ó Pai onde estás?</text:p>
      <text:p text:style-name="P8"/>
      <text:p text:style-name="P4"><text:s text:c="7"/><text:span text:style-name="T13">Bb9</text:span></text:p>
      <text:p text:style-name="P3">Tu respondes estou contigo</text:p>
      <text:p text:style-name="P4"><text:s text:c="8"/><text:span text:style-name="T13">Dm</text:span><text:span text:style-name="T14"> <text:s text:c="8"/><text:tab/><text:tab/> <text:s text:c="3"/></text:span><text:span text:style-name="T13">Bb9</text:span></text:p>
      <text:p text:style-name="P3">Não te deixo sozinho, filho</text:p>
      <text:p text:style-name="P5"/>
      <text:p text:style-name="P4"><text:s text:c="3"/><text:span text:style-name="T13">F</text:span></text:p>
      <text:p text:style-name="P3">Se eu caminhar pelo fogo</text:p>
      <text:p text:style-name="P4"><text:s text:c="14"/><text:span text:style-name="T13">Am</text:span></text:p>
      <text:p text:style-name="P3">Não me queimarei</text:p>
      <text:p text:style-name="P4"><text:s text:c="14"/><text:span text:style-name="T13">Bb9</text:span></text:p>
      <text:p text:style-name="P3">Por que Tu estás comigo</text:p>
      <text:p text:style-name="P4"><text:s text:c="3"/><text:span text:style-name="T13">Gm</text:span><text:span text:style-name="T14"> <text:s text:c="3"/></text:span><text:span text:style-name="T13">C9</text:span></text:p>
      <text:p text:style-name="P3">Estás comigo</text:p>
      <text:p text:style-name="P4"><text:s text:c="3"/><text:span text:style-name="T13">F</text:span></text:p>
      <text:p text:style-name="P3">Se eu caminhar sobre as águas</text:p>
      <text:p text:style-name="P4"><text:s text:c="11"/><text:span text:style-name="T13">Am</text:span></text:p>
      <text:p text:style-name="P3">Não afundarei</text:p>
      <text:p text:style-name="P4"><text:s text:c="14"/><text:span text:style-name="T13">Bb9</text:span></text:p>
      <text:p text:style-name="P3">Por que Tu estás comigo</text:p>
      <text:p text:style-name="P4"><text:s text:c="3"/><text:span text:style-name="T13">Gm</text:span><text:span text:style-name="T14"> <text:s text:c="3"/></text:span><text:span text:style-name="T13">C9</text:span></text:p>
      <text:p text:style-name="P3">Estás comig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3" svg:font-family="Calibri" style:font-pitch="variable"/>
    <style:font-face style:name="Chilanka" svg:font-family="Chilanka" style:font-pitch="variable"/>
    <style:font-face style:name="DejaVu Sans1" svg:font-family="'DejaVu Sans'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1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0:27:19.125000000</dc:date>
    <meta:editing-cycles>54</meta:editing-cycles>
    <meta:editing-duration>P1DT6H21M2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37" meta:word-count="113" meta:character-count="597" meta:non-whitespace-character-count="4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